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PAZA PIÑARREAL, REGALIZ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109757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PAZA PIÑARREAL, REGALIZ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109757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FRANCO NINA, LUIS ANGE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674509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9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20:23:3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